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59cm"/>
    </style:style>
    <style:style style:name="gr2" style:family="graphic" style:parent-style-name="objectwithoutfill">
      <style:graphic-properties draw:stroke="dash" draw:stroke-dash="Ultrafine_20_Dashed" svg:stroke-width="0.1cm" svg:stroke-color="#000000" draw:marker-start-width="0.35cm" draw:marker-end="Rounded_20_large_20_Arrow" draw:marker-end-width="0.3cm" draw:stroke-linejoin="none" svg:stroke-linecap="square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7" style:family="graphic" style:parent-style-name="standard">
      <style:graphic-properties draw:fill="solid" draw:fill-color="#00cc00" draw:textarea-horizontal-align="justify" draw:textarea-vertical-align="middle" draw:auto-grow-height="false" fo:min-height="0.75cm" fo:min-width="2.5cm"/>
    </style:style>
    <style:style style:name="gr8" style:family="graphic" style:parent-style-name="standard">
      <style:graphic-properties draw:fill="solid" draw:fill-color="#00cc00" draw:textarea-horizontal-align="justify" draw:textarea-vertical-align="middle" draw:auto-grow-height="false" fo:min-height="0.464cm" fo:min-width="0.785cm"/>
    </style:style>
    <style:style style:name="gr9" style:family="graphic" style:parent-style-name="standard">
      <style:graphic-properties draw:fill="solid" draw:fill-color="#00cc00" draw:textarea-horizontal-align="justify" draw:textarea-vertical-align="middle" draw:auto-grow-height="false" fo:min-height="0.456cm" fo:min-width="1.484cm"/>
    </style:style>
    <style:style style:name="gr10" style:family="graphic" style:parent-style-name="standard">
      <style:graphic-properties draw:fill="solid" draw:fill-color="#00cc00" draw:textarea-horizontal-align="justify" draw:textarea-vertical-align="middle" draw:auto-grow-height="false" fo:min-height="0.55cm" fo:min-width="1.15cm"/>
    </style:style>
    <style:style style:name="gr11" style:family="graphic" style:parent-style-name="objectwithoutfill">
      <style:graphic-properties svg:stroke-width="0.05cm" svg:stroke-color="#000000" draw:marker-start-width="0.28cm" draw:marker-end="Arrow" draw:marker-end-width="0.25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00"/>
      <style:paragraph-properties fo:text-align="center"/>
      <style:text-properties fo:color="#ffffff" fo:font-size="18pt" fo:font-weight="bold" style:font-size-asian="18pt" style:font-size-complex="18pt"/>
    </style:style>
    <style:style style:name="P5" style:family="paragraph">
      <loext:graphic-properties draw:fill="solid" draw:fill-color="#00cc00"/>
      <style:paragraph-properties fo:text-align="center"/>
    </style:style>
    <style:style style:name="T1" style:family="text">
      <style:text-properties fo:color="#ffff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959cm" svg:height="2.384cm" svg:x="3.7cm" svg:y="2.716cm">
            <draw:text-box>
              <text:p>H<text:line-break/><text:line-break/>L</text:p>
            </draw:text-box>
          </draw:frame>
          <draw:line draw:style-name="gr2" draw:text-style-name="P2" draw:layer="layout" svg:x1="4cm" svg:y1="5cm" svg:x2="14.4cm" svg:y2="5cm">
            <text:p/>
          </draw:line>
          <draw:polyline draw:style-name="gr3" draw:text-style-name="P2" draw:layer="layout" svg:width="8.348cm" svg:height="3.762cm" draw:transform="rotate (0.321664181142555) translate (4.79003974452847cm 3.56985144143547cm)" svg:viewBox="0 0 8349 3763" draw:points="0,980 1044,1328 1486,0 1961,158 1518,1486 1897,1613 2340,285 2814,443 2372,1771 2846,1929 3289,601 5755,1423 6325,1612 5882,2941 6261,3067 6704,1739 7084,1865 6641,3193 7020,3320 7463,1992 7843,2118 7400,3446 8349,3763">
            <text:p/>
          </draw:polyline>
          <draw:frame draw:style-name="gr4" draw:text-style-name="P1" draw:layer="layout" svg:width="0.859cm" svg:height="0.962cm" svg:x="5.141cm" svg:y="5.2cm">
            <draw:text-box>
              <text:p>L</text:p>
            </draw:text-box>
          </draw:frame>
          <draw:line draw:style-name="gr5" draw:text-style-name="P2" draw:layer="layout" svg:x1="6.2cm" svg:y1="4.5cm" svg:x2="6.2cm" svg:y2="6.6cm">
            <text:p/>
          </draw:line>
          <draw:line draw:style-name="gr5" draw:text-style-name="P2" draw:layer="layout" svg:x1="11.3cm" svg:y1="4.5cm" svg:x2="11.3cm" svg:y2="6.6cm">
            <text:p/>
          </draw:line>
          <draw:frame draw:style-name="gr6" draw:text-style-name="P1" draw:layer="layout" svg:width="3.4cm" svg:height="1.7cm" svg:x="6.2cm" svg:y="5.2cm">
            <draw:text-box>
              <text:p>H LHL H</text:p>
              <text:p>Press</text:p>
            </draw:text-box>
          </draw:frame>
          <draw:frame draw:style-name="gr6" draw:text-style-name="P1" draw:layer="layout" svg:width="2.658cm" svg:height="1.7cm" svg:x="11.342cm" svg:y="5.2cm">
            <draw:text-box>
              <text:p>LHLHL</text:p>
              <text:p>release</text:p>
            </draw:text-box>
          </draw:frame>
        </draw:g>
        <draw:g>
          <draw:g>
            <draw:custom-shape draw:style-name="gr7" draw:text-style-name="P4" xml:id="id3" draw:id="id3" draw:layer="layout" svg:width="3cm" svg:height="1cm" svg:x="3.25cm" svg:y="12.9cm">
              <text:p text:style-name="P3"><text:span text:style-name="T1">r0 = I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xml:id="id5" draw:id="id5" draw:layer="layout" svg:width="1.5cm" svg:height="1cm" svg:x="9.2cm" svg:y="11.1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9" draw:text-style-name="P5" xml:id="id1" draw:id="id1" draw:layer="layout" svg:width="2.2cm" svg:height="1cm" svg:x="3.65cm" svg:y="9cm">
              <text:p text:style-name="P3"><text:span text:style-name="T1">S</text:span><text:span text:style-name="T1">t</text:span><text:span text:style-name="T1">a</text:span><text:span text:style-name="T1">rt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7" draw:text-style-name="P4" xml:id="id2" draw:id="id2" draw:layer="layout" svg:width="3cm" svg:height="1cm" svg:x="3.25cm" svg:y="11.1cm">
              <text:p text:style-name="P3"><text:span text:style-name="T1">r</text:span><text:span text:style-name="T1">2 </text:span><text:span text:style-name="T1">= </text:span><text:span text:style-name="T1">0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4" xml:id="id4" draw:id="id4" draw:layer="layout" svg:width="3.3cm" svg:height="1.6cm" svg:x="3.1cm" svg:y="16.4cm">
              <text:p text:style-name="P3"><text:span text:style-name="T1">r0==r2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ustom-shape draw:style-name="gr7" draw:text-style-name="P4" draw:layer="layout" svg:width="3cm" svg:height="1cm" svg:x="3.25cm" svg:y="14.6cm">
              <text:p text:style-name="P3"><text:span text:style-name="T1">r</text:span><text:span text:style-name="T1">1 </text:span><text:span text:style-name="T1">= </text:span><text:span text:style-name="T1">r</text:span><text:span text:style-name="T1">0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11" draw:text-style-name="P2" draw:layer="layout" svg:x1="4.75cm" svg:y1="10cm" svg:x2="4.75cm" svg:y2="11.1cm" draw:start-shape="id1" draw:start-glue-point="6" draw:end-shape="id2" draw:end-glue-point="4" svg:d="M4750 10000v1100" svg:viewBox="0 0 1 1101">
              <text:p/>
            </draw:connector>
            <draw:connector draw:style-name="gr11" draw:text-style-name="P2" draw:layer="layout" svg:x1="4.75cm" svg:y1="12.1cm" svg:x2="4.75cm" svg:y2="12.9cm" draw:start-shape="id2" draw:start-glue-point="6" draw:end-shape="id3" draw:end-glue-point="4" svg:d="M4750 12100v800" svg:viewBox="0 0 1 801">
              <text:p/>
            </draw:connector>
            <draw:connector draw:style-name="gr11" draw:text-style-name="P2" draw:layer="layout" svg:x1="4.75cm" svg:y1="13.888cm" svg:x2="4.75cm" svg:y2="14.688cm" svg:d="M4750 13888v800" svg:viewBox="0 0 1 801">
              <text:p/>
            </draw:connector>
            <draw:connector draw:style-name="gr11" draw:text-style-name="P2" draw:layer="layout" svg:x1="4.725cm" svg:y1="15.6cm" svg:x2="4.75cm" svg:y2="16.4cm" draw:end-shape="id4" draw:end-glue-point="4" svg:d="M4725 15600v150h25v650" svg:viewBox="0 0 26 801">
              <text:p/>
            </draw:connector>
            <draw:connector draw:style-name="gr11" draw:text-style-name="P2" draw:layer="layout" draw:line-skew="-0.299cm" svg:x1="3.1cm" svg:y1="17.2cm" svg:x2="3.25cm" svg:y2="13.4cm" draw:start-shape="id4" draw:start-glue-point="5" draw:end-shape="id3" draw:end-glue-point="5" svg:d="M3100 17200h-800v-3800h950" svg:viewBox="0 0 951 3801">
              <text:p/>
            </draw:connector>
            <draw:frame draw:style-name="gr4" draw:text-style-name="P1" draw:layer="layout" svg:width="0.82cm" svg:height="0.962cm" svg:x="2.8cm" svg:y="16.2cm">
              <draw:text-box>
                <text:p>y</text:p>
              </draw:text-box>
            </draw:frame>
            <draw:custom-shape draw:style-name="gr7" draw:text-style-name="P4" xml:id="id6" draw:id="id6" draw:layer="layout" svg:width="3cm" svg:height="1cm" svg:x="8.602cm" svg:y="13.74cm">
              <text:p text:style-name="P3"><text:span text:style-name="T1">r</text:span><text:span text:style-name="T1">0</text:span><text:span text:style-name="T1"> </text:span><text:span text:style-name="T1">=</text:span><text:span text:style-name="T1"> </text:span><text:span text:style-name="T1">I</text:span><text:span text:style-name="T1">O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11" draw:text-style-name="P2" draw:layer="layout" svg:x1="6.4cm" svg:y1="17.2cm" svg:x2="9.2cm" svg:y2="11.6cm" draw:start-shape="id4" draw:start-glue-point="7" draw:end-shape="id5" draw:end-glue-point="5" svg:d="M6400 17200h1401v-5600h1399" svg:viewBox="0 0 2801 5601">
              <text:p/>
            </draw:connector>
            <draw:connector draw:style-name="gr11" draw:text-style-name="P2" draw:layer="layout" draw:line-skew="0cm 0.049cm" svg:x1="10.7cm" svg:y1="11.6cm" svg:x2="10.102cm" svg:y2="13.74cm" draw:start-shape="id5" draw:start-glue-point="7" draw:end-shape="id6" draw:end-glue-point="4" svg:d="M10700 11600h502v1370h-1100v770" svg:viewBox="0 0 1101 2141">
              <text:p/>
            </draw:connector>
            <draw:custom-shape draw:style-name="gr10" draw:text-style-name="P4" xml:id="id8" draw:id="id8" draw:layer="layout" svg:width="3.3cm" svg:height="1.6cm" svg:x="8.4cm" svg:y="15.6cm">
              <text:p text:style-name="P3"><text:span text:style-name="T1">r0==r1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onnector draw:style-name="gr11" draw:text-style-name="P2" draw:layer="layout" draw:line-skew="-0.396cm" svg:x1="8.439cm" svg:y1="16.4cm" svg:x2="6.25cm" svg:y2="13.4cm" draw:end-shape="id3" draw:end-glue-point="7" svg:d="M8439 16400h-1239v-3000h-950" svg:viewBox="0 0 2190 3001">
              <text:p/>
            </draw:connector>
            <draw:connector draw:style-name="gr11" draw:text-style-name="P2" draw:layer="layout" svg:x1="10.102cm" svg:y1="14.74cm" svg:x2="10.089cm" svg:y2="15.6cm" draw:start-shape="id6" draw:start-glue-point="6" svg:d="M10102 14740v681h-13v179" svg:viewBox="0 0 14 861">
              <text:p/>
            </draw:connector>
            <draw:frame draw:style-name="gr4" draw:text-style-name="P1" draw:layer="layout" svg:width="0.82cm" svg:height="0.962cm" svg:x="8.28cm" svg:y="15.3cm">
              <draw:text-box>
                <text:p>n</text:p>
              </draw:text-box>
            </draw:frame>
            <draw:custom-shape draw:style-name="gr7" draw:text-style-name="P4" xml:id="id12" draw:id="id12" draw:layer="layout" svg:width="3cm" svg:height="1cm" svg:x="15.3cm" svg:y="14.4cm">
              <text:p text:style-name="P3"><text:span text:style-name="T1">r2=r1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7" draw:text-style-name="P4" xml:id="id7" draw:id="id7" draw:layer="layout" svg:width="3cm" svg:height="1cm" svg:x="15.3cm" svg:y="16.3cm">
              <text:p text:style-name="P3"><text:span text:style-name="T1">trig. int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11" draw:text-style-name="P2" draw:layer="layout" svg:x1="16.8cm" svg:y1="17.3cm" svg:x2="7.21cm" svg:y2="16.385cm" draw:start-shape="id7" draw:start-glue-point="6" svg:d="M16800 17300v502h-9590v-1417" svg:viewBox="0 0 9591 1418">
              <text:p/>
            </draw:connector>
            <draw:custom-shape draw:style-name="gr10" draw:text-style-name="P4" xml:id="id9" draw:id="id9" draw:layer="layout" svg:width="3.3cm" svg:height="1.6cm" svg:x="13.3cm" svg:y="9.2cm">
              <text:p text:style-name="P3"><text:span text:style-name="T1">r2&gt;r1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ustom-shape draw:style-name="gr7" draw:text-style-name="P4" xml:id="id10" draw:id="id10" draw:layer="layout" svg:width="3cm" svg:height="1cm" svg:x="16.1cm" svg:y="11.9cm">
              <text:p text:style-name="P3"><text:span text:style-name="T1">e</text:span><text:span text:style-name="T1">v</text:span><text:span text:style-name="T1">t</text:span><text:span text:style-name="T1">=</text:span><text:span text:style-name="T1">rl</text:span><text:span text:style-name="T1">s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7" draw:text-style-name="P4" xml:id="id11" draw:id="id11" draw:layer="layout" svg:width="3cm" svg:height="1cm" svg:x="12.6cm" svg:y="11.9cm">
              <text:p text:style-name="P3"><text:span text:style-name="T1">evt=prs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11" draw:text-style-name="P2" draw:layer="layout" draw:line-skew="-0.301cm" svg:x1="11.7cm" svg:y1="16.4cm" svg:x2="13.3cm" svg:y2="10cm" draw:start-shape="id8" draw:start-glue-point="7" draw:end-shape="id9" draw:end-glue-point="5" svg:d="M11700 16400h500v-6400h1100" svg:viewBox="0 0 1601 6401">
              <text:p/>
            </draw:connector>
            <draw:connector draw:style-name="gr11" draw:text-style-name="P2" draw:layer="layout" svg:x1="16.6cm" svg:y1="10cm" svg:x2="17.6cm" svg:y2="11.9cm" draw:start-shape="id9" draw:start-glue-point="7" draw:end-shape="id10" draw:end-glue-point="4" svg:d="M16600 10000h1000v1900" svg:viewBox="0 0 1001 1901">
              <text:p/>
            </draw:connector>
            <draw:connector draw:style-name="gr11" draw:text-style-name="P2" draw:layer="layout" draw:line-skew="-0.15cm" svg:x1="14.95cm" svg:y1="10.8cm" svg:x2="14.1cm" svg:y2="11.9cm" draw:start-shape="id9" draw:start-glue-point="6" draw:end-shape="id11" draw:end-glue-point="4" svg:d="M14950 10800v400h-850v700" svg:viewBox="0 0 851 1101">
              <text:p/>
            </draw:connector>
            <draw:connector draw:style-name="gr11" draw:text-style-name="P2" draw:layer="layout" draw:line-skew="-0.051cm" svg:x1="14.1cm" svg:y1="12.9cm" svg:x2="16.8cm" svg:y2="14.4cm" draw:start-shape="id11" draw:start-glue-point="6" draw:end-shape="id12" draw:end-glue-point="4" svg:d="M14100 12900v700h2700v800" svg:viewBox="0 0 2701 1501">
              <text:p/>
            </draw:connector>
            <draw:connector draw:style-name="gr11" draw:text-style-name="P2" draw:layer="layout" draw:line-skew="-0.051cm" svg:x1="17.6cm" svg:y1="12.9cm" svg:x2="16.8cm" svg:y2="14.4cm" draw:start-shape="id10" draw:start-glue-point="6" draw:end-shape="id12" draw:end-glue-point="4" svg:d="M17600 12900v700h-800v800" svg:viewBox="0 0 801 1501">
              <text:p/>
            </draw:connector>
            <draw:connector draw:style-name="gr11" draw:text-style-name="P2" draw:layer="layout" svg:x1="16.8cm" svg:y1="15.4cm" svg:x2="16.8cm" svg:y2="16.3cm" draw:start-shape="id12" draw:start-glue-point="6" draw:end-shape="id7" draw:end-glue-point="4" svg:d="M16800 15400v900" svg:viewBox="0 0 1 901">
              <text:p/>
            </draw:connector>
            <draw:frame draw:style-name="gr4" draw:text-style-name="P1" draw:layer="layout" svg:width="0.82cm" svg:height="0.962cm" svg:x="15.78cm" svg:y="8.8cm">
              <draw:text-box>
                <text:p>n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31T18:19:16.046407001</meta:creation-date>
    <dc:date>2021-04-02T10:33:15.284613832</dc:date>
    <meta:editing-duration>PT1H9M27S</meta:editing-duration>
    <meta:editing-cycles>14</meta:editing-cycles>
    <meta:generator>LibreOffice/6.2.8.2$Linux_X86_64 LibreOffice_project/20$Build-2</meta:generator>
    <meta:document-statistic meta:object-count="43"/>
  </office:meta>
</office:document-meta>
</file>